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60.71pt" svg:y="15.62pt">
            <loext:p draw:notify-on-update-of-ranges="Sheet1.G2:Sheet1.G36 Sheet1.J2:Sheet1.J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 (pixels)</text:p>
          </table:table-cell>
          <table:table-cell office:value-type="string" calcext:value-type="string">
            <text:p>y (pixels)</text:p>
          </table:table-cell>
          <table:table-cell office:value-type="string" calcext:value-type="string">
            <text:p>Hr (gauss-cm)</text:p>
          </table:table-cell>
          <table:table-cell office:value-type="string" calcext:value-type="string">
            <text:p>dN/dp</text:p>
          </table:table-cell>
          <table:table-cell office:value-type="string" calcext:value-type="string">
            <text:p>p (SI)</text:p>
          </table:table-cell>
          <table:table-cell office:value-type="string" calcext:value-type="string">
            <text:p>K (J)</text:p>
          </table:table-cell>
          <table:table-cell office:value-type="string" calcext:value-type="string">
            <text:p>K (MeV)</text:p>
          </table:table-cell>
          <table:table-cell office:value-type="string" calcext:value-type="string">
            <text:p>E (J)</text:p>
          </table:table-cell>
          <table:table-cell office:value-type="string" calcext:value-type="string">
            <text:p>p (MeV/c)</text:p>
          </table:table-cell>
          <table:table-cell office:value-type="string" calcext:value-type="string">
            <text:p>dN/dk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17" calcext:value-type="float">
            <text:p>917</text:p>
          </table:table-cell>
          <table:table-cell table:formula="of:=([.A2]-258)/(1076-258)*3000" office:value-type="float" office:value="399.755501222494" calcext:value-type="float">
            <text:p>399.7555012225</text:p>
          </table:table-cell>
          <table:table-cell table:formula="of:=(938-[.B2])*[.C2]/(1433000)" office:value-type="float" office:value="0.00585824530751736" calcext:value-type="float">
            <text:p>0.0058582453</text:p>
          </table:table-cell>
          <table:table-cell table:formula="of:=(0.000001)*(1.602E-019)*[.C2]" office:value-type="float" office:value="6.40408312958435E-023" calcext:value-type="float">
            <text:p>6.40408312958435E-23</text:p>
          </table:table-cell>
          <table:table-cell table:formula="of:=SQRT([.$B$40]*[.$B$40]+[.E2]*[.E2]*[.$B$39]*[.$B$39])-[.$B$40]" office:value-type="float" office:value="2.22110738203434E-015" calcext:value-type="float">
            <text:p>2.22110738203434E-15</text:p>
          </table:table-cell>
          <table:table-cell table:formula="of:=[.F2]/(1.602E-016)/1000" office:value-type="float" office:value="0.013864590399715" calcext:value-type="float">
            <text:p>0.0138645904</text:p>
          </table:table-cell>
          <table:table-cell table:formula="of:=SQRT([.$B$40]*[.$B$40]+[.E2]*[.E2]*[.$B$39]*[.$B$39])" office:value-type="float" office:value="0.0000000000000842021073820344" calcext:value-type="float">
            <text:p>8.42021073820344E-14</text:p>
          </table:table-cell>
          <table:table-cell table:formula="of:=[.E2]*0.000001/(1.602E-019)*[.$B$39]" office:value-type="float" office:value="0.119926650366748" calcext:value-type="float">
            <text:p>0.1199266504</text:p>
          </table:table-cell>
          <table:table-cell table:formula="of:=[.D2]*[.H2]/[.E2]/376900000" office:value-type="float" office:value="0.0204365421887593" calcext:value-type="float">
            <text:p>0.02043654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80" calcext:value-type="float">
            <text:p>880</text:p>
          </table:table-cell>
          <table:table-cell table:formula="of:=([.A3]-258)/(1076-258)*3000" office:value-type="float" office:value="513.447432762836" calcext:value-type="float">
            <text:p>513.4474327628</text:p>
          </table:table-cell>
          <table:table-cell table:formula="of:=(938-[.B3])*[.C3]/(1433000)" office:value-type="float" office:value="0.0207815429869117" calcext:value-type="float">
            <text:p>0.020781543</text:p>
          </table:table-cell>
          <table:table-cell table:formula="of:=(0.000001)*(1.602E-019)*[.C3]" office:value-type="float" office:value="8.22542787286064E-023" calcext:value-type="float">
            <text:p>8.22542787286064E-23</text:p>
          </table:table-cell>
          <table:table-cell table:formula="of:=SQRT([.$B$40]*[.$B$40]+[.E3]*[.E3]*[.$B$39]*[.$B$39])-[.$B$40]" office:value-type="float" office:value="3.63327062251185E-015" calcext:value-type="float">
            <text:p>3.63327062251185E-15</text:p>
          </table:table-cell>
          <table:table-cell table:formula="of:=[.F3]/(1.602E-016)/1000" office:value-type="float" office:value="0.022679591900823" calcext:value-type="float">
            <text:p>0.0226795919</text:p>
          </table:table-cell>
          <table:table-cell table:formula="of:=SQRT([.$B$40]*[.$B$40]+[.E3]*[.E3]*[.$B$39]*[.$B$39])" office:value-type="float" office:value="0.0000000000000856142706225119" calcext:value-type="float">
            <text:p>8.56142706225119E-14</text:p>
          </table:table-cell>
          <table:table-cell table:formula="of:=[.E3]*0.000001/(1.602E-019)*[.$B$39]" office:value-type="float" office:value="0.154034229828851" calcext:value-type="float">
            <text:p>0.1540342298</text:p>
          </table:table-cell>
          <table:table-cell table:formula="of:=[.D3]*[.H3]/[.E3]/376900000" office:value-type="float" office:value="0.0573904083764897" calcext:value-type="float">
            <text:p>0.05739040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57" calcext:value-type="float">
            <text:p>857</text:p>
          </table:table-cell>
          <table:table-cell table:formula="of:=([.A4]-258)/(1076-258)*3000" office:value-type="float" office:value="575.794621026895" calcext:value-type="float">
            <text:p>575.7946210269</text:p>
          </table:table-cell>
          <table:table-cell table:formula="of:=(938-[.B4])*[.C4]/(1433000)" office:value-type="float" office:value="0.0325466603650932" calcext:value-type="float">
            <text:p>0.0325466604</text:p>
          </table:table-cell>
          <table:table-cell table:formula="of:=(0.000001)*(1.602E-019)*[.C4]" office:value-type="float" office:value="9.22422982885085E-023" calcext:value-type="float">
            <text:p>9.22422982885085E-23</text:p>
          </table:table-cell>
          <table:table-cell table:formula="of:=SQRT([.$B$40]*[.$B$40]+[.E4]*[.E4]*[.$B$39]*[.$B$39])-[.$B$40]" office:value-type="float" office:value="4.54449973515992E-015" calcext:value-type="float">
            <text:p>4.54449973515992E-15</text:p>
          </table:table-cell>
          <table:table-cell table:formula="of:=[.F4]/(1.602E-016)/1000" office:value-type="float" office:value="0.0283676637650432" calcext:value-type="float">
            <text:p>0.0283676638</text:p>
          </table:table-cell>
          <table:table-cell table:formula="of:=SQRT([.$B$40]*[.$B$40]+[.E4]*[.E4]*[.$B$39]*[.$B$39])" office:value-type="float" office:value="0.0000000000000865254997351599" calcext:value-type="float">
            <text:p>8.65254997351599E-14</text:p>
          </table:table-cell>
          <table:table-cell table:formula="of:=[.E4]*0.000001/(1.602E-019)*[.$B$39]" office:value-type="float" office:value="0.172738386308068" calcext:value-type="float">
            <text:p>0.1727383863</text:p>
          </table:table-cell>
          <table:table-cell table:formula="of:=[.D4]*[.H4]/[.E4]/376900000" office:value-type="float" office:value="0.0810017302067734" calcext:value-type="float">
            <text:p>0.08100173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36" calcext:value-type="float">
            <text:p>836</text:p>
          </table:table-cell>
          <table:table-cell table:formula="of:=([.A5]-258)/(1076-258)*3000" office:value-type="float" office:value="634.474327628362" calcext:value-type="float">
            <text:p>634.4743276284</text:p>
          </table:table-cell>
          <table:table-cell table:formula="of:=(938-[.B5])*[.C5]/(1433000)" office:value-type="float" office:value="0.0451614664466803" calcext:value-type="float">
            <text:p>0.0451614664</text:p>
          </table:table-cell>
          <table:table-cell table:formula="of:=(0.000001)*(1.602E-019)*[.C5]" office:value-type="float" office:value="1.01642787286064E-022" calcext:value-type="float">
            <text:p>1.01642787286064E-22</text:p>
          </table:table-cell>
          <table:table-cell table:formula="of:=SQRT([.$B$40]*[.$B$40]+[.E5]*[.E5]*[.$B$39]*[.$B$39])-[.$B$40]" office:value-type="float" office:value="5.48726521462053E-015" calcext:value-type="float">
            <text:p>5.48726521462053E-15</text:p>
          </table:table-cell>
          <table:table-cell table:formula="of:=[.F5]/(1.602E-016)/1000" office:value-type="float" office:value="0.0342525918515639" calcext:value-type="float">
            <text:p>0.0342525919</text:p>
          </table:table-cell>
          <table:table-cell table:formula="of:=SQRT([.$B$40]*[.$B$40]+[.E5]*[.E5]*[.$B$39]*[.$B$39])" office:value-type="float" office:value="0.0000000000000874682652146205" calcext:value-type="float">
            <text:p>8.74682652146205E-14</text:p>
          </table:table-cell>
          <table:table-cell table:formula="of:=[.E5]*0.000001/(1.602E-019)*[.$B$39]" office:value-type="float" office:value="0.190342298288509" calcext:value-type="float">
            <text:p>0.1903422983</text:p>
          </table:table-cell>
          <table:table-cell table:formula="of:=[.D5]*[.H5]/[.E5]/376900000" office:value-type="float" office:value="0.103113575225923" calcext:value-type="float">
            <text:p>0.103113575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84" calcext:value-type="float">
            <text:p>784</text:p>
          </table:table-cell>
          <table:table-cell table:formula="of:=([.A6]-258)/(1076-258)*3000" office:value-type="float" office:value="722.493887530562" calcext:value-type="float">
            <text:p>722.4938875306</text:p>
          </table:table-cell>
          <table:table-cell table:formula="of:=(938-[.B6])*[.C6]/(1433000)" office:value-type="float" office:value="0.0776441442286857" calcext:value-type="float">
            <text:p>0.0776441442</text:p>
          </table:table-cell>
          <table:table-cell table:formula="of:=(0.000001)*(1.602E-019)*[.C6]" office:value-type="float" office:value="1.15743520782396E-022" calcext:value-type="float">
            <text:p>1.15743520782396E-22</text:p>
          </table:table-cell>
          <table:table-cell table:formula="of:=SQRT([.$B$40]*[.$B$40]+[.E6]*[.E6]*[.$B$39]*[.$B$39])-[.$B$40]" office:value-type="float" office:value="7.05031468915555E-015" calcext:value-type="float">
            <text:p>7.05031468915555E-15</text:p>
          </table:table-cell>
          <table:table-cell table:formula="of:=[.F6]/(1.602E-016)/1000" office:value-type="float" office:value="0.0440094549884866" calcext:value-type="float">
            <text:p>0.044009455</text:p>
          </table:table-cell>
          <table:table-cell table:formula="of:=SQRT([.$B$40]*[.$B$40]+[.E6]*[.E6]*[.$B$39]*[.$B$39])" office:value-type="float" office:value="0.0000000000000890313146891556" calcext:value-type="float">
            <text:p>8.90313146891556E-14</text:p>
          </table:table-cell>
          <table:table-cell table:formula="of:=[.E6]*0.000001/(1.602E-019)*[.$B$39]" office:value-type="float" office:value="0.216748166259169" calcext:value-type="float">
            <text:p>0.2167481663</text:p>
          </table:table-cell>
          <table:table-cell table:formula="of:=[.D6]*[.H6]/[.E6]/376900000" office:value-type="float" office:value="0.158463289725948" calcext:value-type="float">
            <text:p>0.158463289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37" calcext:value-type="float">
            <text:p>737</text:p>
          </table:table-cell>
          <table:table-cell table:formula="of:=([.A7]-258)/(1076-258)*3000" office:value-type="float" office:value="810.513447432763" calcext:value-type="float">
            <text:p>810.5134474328</text:p>
          </table:table-cell>
          <table:table-cell table:formula="of:=(938-[.B7])*[.C7]/(1433000)" office:value-type="float" office:value="0.113686812933695" calcext:value-type="float">
            <text:p>0.1136868129</text:p>
          </table:table-cell>
          <table:table-cell table:formula="of:=(0.000001)*(1.602E-019)*[.C7]" office:value-type="float" office:value="1.29844254278729E-022" calcext:value-type="float">
            <text:p>1.29844254278729E-22</text:p>
          </table:table-cell>
          <table:table-cell table:formula="of:=SQRT([.$B$40]*[.$B$40]+[.E7]*[.E7]*[.$B$39]*[.$B$39])-[.$B$40]" office:value-type="float" office:value="8.78376240385319E-015" calcext:value-type="float">
            <text:p>8.78376240385319E-15</text:p>
          </table:table-cell>
          <table:table-cell table:formula="of:=[.F7]/(1.602E-016)/1000" office:value-type="float" office:value="0.0548299775521423" calcext:value-type="float">
            <text:p>0.0548299776</text:p>
          </table:table-cell>
          <table:table-cell table:formula="of:=SQRT([.$B$40]*[.$B$40]+[.E7]*[.E7]*[.$B$39]*[.$B$39])" office:value-type="float" office:value="0.0000000000000907647624038532" calcext:value-type="float">
            <text:p>9.07647624038532E-14</text:p>
          </table:table-cell>
          <table:table-cell table:formula="of:=[.E7]*0.000001/(1.602E-019)*[.$B$39]" office:value-type="float" office:value="0.243154034229829" calcext:value-type="float">
            <text:p>0.2431540342</text:p>
          </table:table-cell>
          <table:table-cell table:formula="of:=[.D7]*[.H7]/[.E7]/376900000" office:value-type="float" office:value="0.210852372946146" calcext:value-type="float">
            <text:p>0.210852372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88" calcext:value-type="float">
            <text:p>688</text:p>
          </table:table-cell>
          <table:table-cell table:formula="of:=([.A8]-258)/(1076-258)*3000" office:value-type="float" office:value="905.867970660147" calcext:value-type="float">
            <text:p>905.8679706601</text:p>
          </table:table-cell>
          <table:table-cell table:formula="of:=(938-[.B8])*[.C8]/(1433000)" office:value-type="float" office:value="0.158036980226823" calcext:value-type="float">
            <text:p>0.1580369802</text:p>
          </table:table-cell>
          <table:table-cell table:formula="of:=(0.000001)*(1.602E-019)*[.C8]" office:value-type="float" office:value="1.45120048899755E-022" calcext:value-type="float">
            <text:p>1.45120048899755E-22</text:p>
          </table:table-cell>
          <table:table-cell table:formula="of:=SQRT([.$B$40]*[.$B$40]+[.E8]*[.E8]*[.$B$39]*[.$B$39])-[.$B$40]" office:value-type="float" office:value="0.0000000000000108428597255041" calcext:value-type="float">
            <text:p>1.08428597255041E-14</text:p>
          </table:table-cell>
          <table:table-cell table:formula="of:=[.F8]/(1.602E-016)/1000" office:value-type="float" office:value="0.0676832691979035" calcext:value-type="float">
            <text:p>0.0676832692</text:p>
          </table:table-cell>
          <table:table-cell table:formula="of:=SQRT([.$B$40]*[.$B$40]+[.E8]*[.E8]*[.$B$39]*[.$B$39])" office:value-type="float" office:value="0.0000000000000928238597255041" calcext:value-type="float">
            <text:p>9.28238597255041E-14</text:p>
          </table:table-cell>
          <table:table-cell table:formula="of:=[.E8]*0.000001/(1.602E-019)*[.$B$39]" office:value-type="float" office:value="0.271760391198044" calcext:value-type="float">
            <text:p>0.2717603912</text:p>
          </table:table-cell>
          <table:table-cell table:formula="of:=[.D8]*[.H8]/[.E8]/376900000" office:value-type="float" office:value="0.268203716768101" calcext:value-type="float">
            <text:p>0.268203716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42" calcext:value-type="float">
            <text:p>642</text:p>
          </table:table-cell>
          <table:table-cell table:formula="of:=([.A9]-258)/(1076-258)*3000" office:value-type="float" office:value="1001.22249388753" calcext:value-type="float">
            <text:p>1001.2224938875</text:p>
          </table:table-cell>
          <table:table-cell table:formula="of:=(938-[.B9])*[.C9]/(1433000)" office:value-type="float" office:value="0.206812182966301" calcext:value-type="float">
            <text:p>0.206812183</text:p>
          </table:table-cell>
          <table:table-cell table:formula="of:=(0.000001)*(1.602E-019)*[.C9]" office:value-type="float" office:value="1.60395843520782E-022" calcext:value-type="float">
            <text:p>1.60395843520782E-22</text:p>
          </table:table-cell>
          <table:table-cell table:formula="of:=SQRT([.$B$40]*[.$B$40]+[.E9]*[.E9]*[.$B$39]*[.$B$39])-[.$B$40]" office:value-type="float" office:value="0.000000000000013078448539779" calcext:value-type="float">
            <text:p>1.3078448539779E-14</text:p>
          </table:table-cell>
          <table:table-cell table:formula="of:=[.F9]/(1.602E-016)/1000" office:value-type="float" office:value="0.0816382555541762" calcext:value-type="float">
            <text:p>0.0816382556</text:p>
          </table:table-cell>
          <table:table-cell table:formula="of:=SQRT([.$B$40]*[.$B$40]+[.E9]*[.E9]*[.$B$39]*[.$B$39])" office:value-type="float" office:value="0.000000000000095059448539779" calcext:value-type="float">
            <text:p>9.5059448539779E-14</text:p>
          </table:table-cell>
          <table:table-cell table:formula="of:=[.E9]*0.000001/(1.602E-019)*[.$B$39]" office:value-type="float" office:value="0.300366748166259" calcext:value-type="float">
            <text:p>0.3003667482</text:p>
          </table:table-cell>
          <table:table-cell table:formula="of:=[.D9]*[.H9]/[.E9]/376900000" office:value-type="float" office:value="0.325201216857642" calcext:value-type="float">
            <text:p>0.32520121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9" calcext:value-type="float">
            <text:p>569</text:p>
          </table:table-cell>
          <table:table-cell table:formula="of:=([.A10]-258)/(1076-258)*3000" office:value-type="float" office:value="1107.57946210269" calcext:value-type="float">
            <text:p>1107.5794621027</text:p>
          </table:table-cell>
          <table:table-cell table:formula="of:=(938-[.B10])*[.C10]/(1433000)" office:value-type="float" office:value="0.285203643765452" calcext:value-type="float">
            <text:p>0.2852036438</text:p>
          </table:table-cell>
          <table:table-cell table:formula="of:=(0.000001)*(1.602E-019)*[.C10]" office:value-type="float" office:value="1.77434229828851E-022" calcext:value-type="float">
            <text:p>1.77434229828851E-22</text:p>
          </table:table-cell>
          <table:table-cell table:formula="of:=SQRT([.$B$40]*[.$B$40]+[.E10]*[.E10]*[.$B$39]*[.$B$39])-[.$B$40]" office:value-type="float" office:value="0.0000000000000157653344240907" calcext:value-type="float">
            <text:p>1.57653344240907E-14</text:p>
          </table:table-cell>
          <table:table-cell table:formula="of:=[.F10]/(1.602E-016)/1000" office:value-type="float" office:value="0.0984103272415148" calcext:value-type="float">
            <text:p>0.0984103272</text:p>
          </table:table-cell>
          <table:table-cell table:formula="of:=SQRT([.$B$40]*[.$B$40]+[.E10]*[.E10]*[.$B$39]*[.$B$39])" office:value-type="float" office:value="0.0000000000000977463344240907" calcext:value-type="float">
            <text:p>9.77463344240907E-14</text:p>
          </table:table-cell>
          <table:table-cell table:formula="of:=[.E10]*0.000001/(1.602E-019)*[.$B$39]" office:value-type="float" office:value="0.332273838630807" calcext:value-type="float">
            <text:p>0.3322738386</text:p>
          </table:table-cell>
          <table:table-cell table:formula="of:=[.D10]*[.H10]/[.E10]/376900000" office:value-type="float" office:value="0.416861710763733" calcext:value-type="float">
            <text:p>0.41686171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A11]-258)/(1076-258)*3000" office:value-type="float" office:value="1213.93643031785" calcext:value-type="float">
            <text:p>1213.9364303179</text:p>
          </table:table-cell>
          <table:table-cell table:formula="of:=(938-[.B11])*[.C11]/(1433000)" office:value-type="float" office:value="0.34054601883306" calcext:value-type="float">
            <text:p>0.3405460188</text:p>
          </table:table-cell>
          <table:table-cell table:formula="of:=(0.000001)*(1.602E-019)*[.C11]" office:value-type="float" office:value="1.94472616136919E-022" calcext:value-type="float">
            <text:p>1.94472616136919E-22</text:p>
          </table:table-cell>
          <table:table-cell table:formula="of:=SQRT([.$B$40]*[.$B$40]+[.E11]*[.E11]*[.$B$39]*[.$B$39])-[.$B$40]" office:value-type="float" office:value="0.0000000000000186403109606627" calcext:value-type="float">
            <text:p>1.86403109606627E-14</text:p>
          </table:table-cell>
          <table:table-cell table:formula="of:=[.F11]/(1.602E-016)/1000" office:value-type="float" office:value="0.11635649788179" calcext:value-type="float">
            <text:p>0.1163564979</text:p>
          </table:table-cell>
          <table:table-cell table:formula="of:=SQRT([.$B$40]*[.$B$40]+[.E11]*[.E11]*[.$B$39]*[.$B$39])" office:value-type="float" office:value="0.000000000000100621310960663" calcext:value-type="float">
            <text:p>1.00621310960663E-13</text:p>
          </table:table-cell>
          <table:table-cell table:formula="of:=[.E11]*0.000001/(1.602E-019)*[.$B$39]" office:value-type="float" office:value="0.364180929095354" calcext:value-type="float">
            <text:p>0.3641809291</text:p>
          </table:table-cell>
          <table:table-cell table:formula="of:=[.D11]*[.H11]/[.E11]/376900000" office:value-type="float" office:value="0.467499536672773" calcext:value-type="float">
            <text:p>0.467499536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64" calcext:value-type="float">
            <text:p>464</text:p>
          </table:table-cell>
          <table:table-cell table:formula="of:=([.A12]-258)/(1076-258)*3000" office:value-type="float" office:value="1301.95599022005" calcext:value-type="float">
            <text:p>1301.9559902201</text:p>
          </table:table-cell>
          <table:table-cell table:formula="of:=(938-[.B12])*[.C12]/(1433000)" office:value-type="float" office:value="0.430653970247246" calcext:value-type="float">
            <text:p>0.4306539702</text:p>
          </table:table-cell>
          <table:table-cell table:formula="of:=(0.000001)*(1.602E-019)*[.C12]" office:value-type="float" office:value="2.08573349633252E-022" calcext:value-type="float">
            <text:p>2.08573349633252E-22</text:p>
          </table:table-cell>
          <table:table-cell table:formula="of:=SQRT([.$B$40]*[.$B$40]+[.E12]*[.E12]*[.$B$39]*[.$B$39])-[.$B$40]" office:value-type="float" office:value="0.0000000000000211506641820111" calcext:value-type="float">
            <text:p>2.11506641820111E-14</text:p>
          </table:table-cell>
          <table:table-cell table:formula="of:=[.F12]/(1.602E-016)/1000" office:value-type="float" office:value="0.132026617865238" calcext:value-type="float">
            <text:p>0.1320266179</text:p>
          </table:table-cell>
          <table:table-cell table:formula="of:=SQRT([.$B$40]*[.$B$40]+[.E12]*[.E12]*[.$B$39]*[.$B$39])" office:value-type="float" office:value="0.000000000000103131664182011" calcext:value-type="float">
            <text:p>1.03131664182011E-13</text:p>
          </table:table-cell>
          <table:table-cell table:formula="of:=[.E12]*0.000001/(1.602E-019)*[.$B$39]" office:value-type="float" office:value="0.390586797066015" calcext:value-type="float">
            <text:p>0.3905867971</text:p>
          </table:table-cell>
          <table:table-cell table:formula="of:=[.D12]*[.H12]/[.E12]/376900000" office:value-type="float" office:value="0.564983191904169" calcext:value-type="float">
            <text:p>0.564983191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11" calcext:value-type="float">
            <text:p>411</text:p>
          </table:table-cell>
          <table:table-cell table:formula="of:=([.A13]-258)/(1076-258)*3000" office:value-type="float" office:value="1415.64792176039" calcext:value-type="float">
            <text:p>1415.6479217604</text:p>
          </table:table-cell>
          <table:table-cell table:formula="of:=(938-[.B13])*[.C13]/(1433000)" office:value-type="float" office:value="0.520618600675315" calcext:value-type="float">
            <text:p>0.5206186007</text:p>
          </table:table-cell>
          <table:table-cell table:formula="of:=(0.000001)*(1.602E-019)*[.C13]" office:value-type="float" office:value="2.26786797066015E-022" calcext:value-type="float">
            <text:p>2.26786797066015E-22</text:p>
          </table:table-cell>
          <table:table-cell table:formula="of:=SQRT([.$B$40]*[.$B$40]+[.E13]*[.E13]*[.$B$39]*[.$B$39])-[.$B$40]" office:value-type="float" office:value="0.0000000000000245543790067485" calcext:value-type="float">
            <text:p>2.45543790067485E-14</text:p>
          </table:table-cell>
          <table:table-cell table:formula="of:=[.F13]/(1.602E-016)/1000" office:value-type="float" office:value="0.153273277195684" calcext:value-type="float">
            <text:p>0.1532732772</text:p>
          </table:table-cell>
          <table:table-cell table:formula="of:=SQRT([.$B$40]*[.$B$40]+[.E13]*[.E13]*[.$B$39]*[.$B$39])" office:value-type="float" office:value="0.000000000000106535379006749" calcext:value-type="float">
            <text:p>1.06535379006749E-13</text:p>
          </table:table-cell>
          <table:table-cell table:formula="of:=[.E13]*0.000001/(1.602E-019)*[.$B$39]" office:value-type="float" office:value="0.424694376528117" calcext:value-type="float">
            <text:p>0.4246943765</text:p>
          </table:table-cell>
          <table:table-cell table:formula="of:=[.D13]*[.H13]/[.E13]/376900000" office:value-type="float" office:value="0.648887832832633" calcext:value-type="float">
            <text:p>0.648887832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5" calcext:value-type="float">
            <text:p>355</text:p>
          </table:table-cell>
          <table:table-cell table:formula="of:=([.A14]-258)/(1076-258)*3000" office:value-type="float" office:value="1547.67726161369" calcext:value-type="float">
            <text:p>1547.6772616137</text:p>
          </table:table-cell>
          <table:table-cell table:formula="of:=(938-[.B14])*[.C14]/(1433000)" office:value-type="float" office:value="0.62965515947019" calcext:value-type="float">
            <text:p>0.6296551595</text:p>
          </table:table-cell>
          <table:table-cell table:formula="of:=(0.000001)*(1.602E-019)*[.C14]" office:value-type="float" office:value="2.47937897310513E-022" calcext:value-type="float">
            <text:p>2.47937897310513E-22</text:p>
          </table:table-cell>
          <table:table-cell table:formula="of:=SQRT([.$B$40]*[.$B$40]+[.E14]*[.E14]*[.$B$39]*[.$B$39])-[.$B$40]" office:value-type="float" office:value="0.0000000000000287144038975796" calcext:value-type="float">
            <text:p>2.87144038975796E-14</text:p>
          </table:table-cell>
          <table:table-cell table:formula="of:=[.F14]/(1.602E-016)/1000" office:value-type="float" office:value="0.179240973143443" calcext:value-type="float">
            <text:p>0.1792409731</text:p>
          </table:table-cell>
          <table:table-cell table:formula="of:=SQRT([.$B$40]*[.$B$40]+[.E14]*[.E14]*[.$B$39]*[.$B$39])" office:value-type="float" office:value="0.00000000000011069540389758" calcext:value-type="float">
            <text:p>1.1069540389758E-13</text:p>
          </table:table-cell>
          <table:table-cell table:formula="of:=[.E14]*0.000001/(1.602E-019)*[.$B$39]" office:value-type="float" office:value="0.464303178484107" calcext:value-type="float">
            <text:p>0.4643031785</text:p>
          </table:table-cell>
          <table:table-cell table:formula="of:=[.D14]*[.H14]/[.E14]/376900000" office:value-type="float" office:value="0.745870283138179" calcext:value-type="float">
            <text:p>0.745870283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22" calcext:value-type="float">
            <text:p>322</text:p>
          </table:table-cell>
          <table:table-cell table:formula="of:=([.A15]-258)/(1076-258)*3000" office:value-type="float" office:value="1628.36185819071" calcext:value-type="float">
            <text:p>1628.3618581907</text:p>
          </table:table-cell>
          <table:table-cell table:formula="of:=(938-[.B15])*[.C15]/(1433000)" office:value-type="float" office:value="0.699979696193633" calcext:value-type="float">
            <text:p>0.6999796962</text:p>
          </table:table-cell>
          <table:table-cell table:formula="of:=(0.000001)*(1.602E-019)*[.C15]" office:value-type="float" office:value="2.60863569682152E-022" calcext:value-type="float">
            <text:p>2.60863569682152E-22</text:p>
          </table:table-cell>
          <table:table-cell table:formula="of:=SQRT([.$B$40]*[.$B$40]+[.E15]*[.E15]*[.$B$39]*[.$B$39])-[.$B$40]" office:value-type="float" office:value="0.0000000000000313564013283273" calcext:value-type="float">
            <text:p>3.13564013283273E-14</text:p>
          </table:table-cell>
          <table:table-cell table:formula="of:=[.F15]/(1.602E-016)/1000" office:value-type="float" office:value="0.195732842249234" calcext:value-type="float">
            <text:p>0.1957328422</text:p>
          </table:table-cell>
          <table:table-cell table:formula="of:=SQRT([.$B$40]*[.$B$40]+[.E15]*[.E15]*[.$B$39]*[.$B$39])" office:value-type="float" office:value="0.000000000000113337401328327" calcext:value-type="float">
            <text:p>1.13337401328327E-13</text:p>
          </table:table-cell>
          <table:table-cell table:formula="of:=[.E15]*0.000001/(1.602E-019)*[.$B$39]" office:value-type="float" office:value="0.488508557457213" calcext:value-type="float">
            <text:p>0.4885085575</text:p>
          </table:table-cell>
          <table:table-cell table:formula="of:=[.D15]*[.H15]/[.E15]/376900000" office:value-type="float" office:value="0.806898899614444" calcext:value-type="float">
            <text:p>0.806898899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87" calcext:value-type="float">
            <text:p>287</text:p>
          </table:table-cell>
          <table:table-cell table:formula="of:=([.A16]-258)/(1076-258)*3000" office:value-type="float" office:value="1760.39119804401" calcext:value-type="float">
            <text:p>1760.391198044</text:p>
          </table:table-cell>
          <table:table-cell table:formula="of:=(938-[.B16])*[.C16]/(1433000)" office:value-type="float" office:value="0.79973110253081" calcext:value-type="float">
            <text:p>0.7997311025</text:p>
          </table:table-cell>
          <table:table-cell table:formula="of:=(0.000001)*(1.602E-019)*[.C16]" office:value-type="float" office:value="2.8201466992665E-022" calcext:value-type="float">
            <text:p>2.8201466992665E-22</text:p>
          </table:table-cell>
          <table:table-cell table:formula="of:=SQRT([.$B$40]*[.$B$40]+[.E16]*[.E16]*[.$B$39]*[.$B$39])-[.$B$40]" office:value-type="float" office:value="0.0000000000000358272723150008" calcext:value-type="float">
            <text:p>3.58272723150008E-14</text:p>
          </table:table-cell>
          <table:table-cell table:formula="of:=[.F16]/(1.602E-016)/1000" office:value-type="float" office:value="0.223640900842701" calcext:value-type="float">
            <text:p>0.2236409008</text:p>
          </table:table-cell>
          <table:table-cell table:formula="of:=SQRT([.$B$40]*[.$B$40]+[.E16]*[.E16]*[.$B$39]*[.$B$39])" office:value-type="float" office:value="0.000000000000117808272315001" calcext:value-type="float">
            <text:p>1.17808272315001E-13</text:p>
          </table:table-cell>
          <table:table-cell table:formula="of:=[.E16]*0.000001/(1.602E-019)*[.$B$39]" office:value-type="float" office:value="0.528117359413203" calcext:value-type="float">
            <text:p>0.5281173594</text:p>
          </table:table-cell>
          <table:table-cell table:formula="of:=[.D16]*[.H16]/[.E16]/376900000" office:value-type="float" office:value="0.886384056983658" calcext:value-type="float">
            <text:p>0.88638405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81" calcext:value-type="float">
            <text:p>281</text:p>
          </table:table-cell>
          <table:table-cell table:formula="of:=([.A17]-258)/(1076-258)*3000" office:value-type="float" office:value="1921.76039119804" calcext:value-type="float">
            <text:p>1921.7603911981</text:p>
          </table:table-cell>
          <table:table-cell table:formula="of:=(938-[.B17])*[.C17]/(1433000)" office:value-type="float" office:value="0.881086236578587" calcext:value-type="float">
            <text:p>0.8810862366</text:p>
          </table:table-cell>
          <table:table-cell table:formula="of:=(0.000001)*(1.602E-019)*[.C17]" office:value-type="float" office:value="3.07866014669927E-022" calcext:value-type="float">
            <text:p>3.07866014669927E-22</text:p>
          </table:table-cell>
          <table:table-cell table:formula="of:=SQRT([.$B$40]*[.$B$40]+[.E17]*[.E17]*[.$B$39]*[.$B$39])-[.$B$40]" office:value-type="float" office:value="0.000000000000041514821103335" calcext:value-type="float">
            <text:p>4.1514821103335E-14</text:p>
          </table:table-cell>
          <table:table-cell table:formula="of:=[.F17]/(1.602E-016)/1000" office:value-type="float" office:value="0.259143702268008" calcext:value-type="float">
            <text:p>0.2591437023</text:p>
          </table:table-cell>
          <table:table-cell table:formula="of:=SQRT([.$B$40]*[.$B$40]+[.E17]*[.E17]*[.$B$39]*[.$B$39])" office:value-type="float" office:value="0.000000000000123495821103335" calcext:value-type="float">
            <text:p>1.23495821103335E-13</text:p>
          </table:table-cell>
          <table:table-cell table:formula="of:=[.E17]*0.000001/(1.602E-019)*[.$B$39]" office:value-type="float" office:value="0.576528117359413" calcext:value-type="float">
            <text:p>0.5765281174</text:p>
          </table:table-cell>
          <table:table-cell table:formula="of:=[.D17]*[.H17]/[.E17]/376900000" office:value-type="float" office:value="0.937740756669076" calcext:value-type="float">
            <text:p>0.937740756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73" calcext:value-type="float">
            <text:p>273</text:p>
          </table:table-cell>
          <table:table-cell table:formula="of:=([.A18]-258)/(1076-258)*3000" office:value-type="float" office:value="2086.79706601467" calcext:value-type="float">
            <text:p>2086.7970660147</text:p>
          </table:table-cell>
          <table:table-cell table:formula="of:=(938-[.B18])*[.C18]/(1433000)" office:value-type="float" office:value="0.968401988066822" calcext:value-type="float">
            <text:p>0.9684019881</text:p>
          </table:table-cell>
          <table:table-cell table:formula="of:=(0.000001)*(1.602E-019)*[.C18]" office:value-type="float" office:value="3.3430488997555E-022" calcext:value-type="float">
            <text:p>3.3430488997555E-22</text:p>
          </table:table-cell>
          <table:table-cell table:formula="of:=SQRT([.$B$40]*[.$B$40]+[.E18]*[.E18]*[.$B$39]*[.$B$39])-[.$B$40]" office:value-type="float" office:value="0.0000000000000475537934438497" calcext:value-type="float">
            <text:p>4.75537934438497E-14</text:p>
          </table:table-cell>
          <table:table-cell table:formula="of:=[.F18]/(1.602E-016)/1000" office:value-type="float" office:value="0.296840158825529" calcext:value-type="float">
            <text:p>0.2968401588</text:p>
          </table:table-cell>
          <table:table-cell table:formula="of:=SQRT([.$B$40]*[.$B$40]+[.E18]*[.E18]*[.$B$39]*[.$B$39])" office:value-type="float" office:value="0.00000000000012953479344385" calcext:value-type="float">
            <text:p>1.2953479344385E-13</text:p>
          </table:table-cell>
          <table:table-cell table:formula="of:=[.E18]*0.000001/(1.602E-019)*[.$B$39]" office:value-type="float" office:value="0.626039119804401" calcext:value-type="float">
            <text:p>0.6260391198</text:p>
          </table:table-cell>
          <table:table-cell table:formula="of:=[.D18]*[.H18]/[.E18]/376900000" office:value-type="float" office:value="0.995573304027017" calcext:value-type="float">
            <text:p>0.99557330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99" calcext:value-type="float">
            <text:p>299</text:p>
          </table:table-cell>
          <table:table-cell table:formula="of:=([.A19]-258)/(1076-258)*3000" office:value-type="float" office:value="2156.47921760391" calcext:value-type="float">
            <text:p>2156.4792176039</text:p>
          </table:table-cell>
          <table:table-cell table:formula="of:=(938-[.B19])*[.C19]/(1433000)" office:value-type="float" office:value="0.961612156349546" calcext:value-type="float">
            <text:p>0.9616121563</text:p>
          </table:table-cell>
          <table:table-cell table:formula="of:=(0.000001)*(1.602E-019)*[.C19]" office:value-type="float" office:value="3.45467970660147E-022" calcext:value-type="float">
            <text:p>3.45467970660147E-22</text:p>
          </table:table-cell>
          <table:table-cell table:formula="of:=SQRT([.$B$40]*[.$B$40]+[.E19]*[.E19]*[.$B$39]*[.$B$39])-[.$B$40]" office:value-type="float" office:value="0.0000000000000501636746890831" calcext:value-type="float">
            <text:p>5.01636746890831E-14</text:p>
          </table:table-cell>
          <table:table-cell table:formula="of:=[.F19]/(1.602E-016)/1000" office:value-type="float" office:value="0.313131552366311" calcext:value-type="float">
            <text:p>0.3131315524</text:p>
          </table:table-cell>
          <table:table-cell table:formula="of:=SQRT([.$B$40]*[.$B$40]+[.E19]*[.E19]*[.$B$39]*[.$B$39])" office:value-type="float" office:value="0.000000000000132144674689083" calcext:value-type="float">
            <text:p>1.32144674689083E-13</text:p>
          </table:table-cell>
          <table:table-cell table:formula="of:=[.E19]*0.000001/(1.602E-019)*[.$B$39]" office:value-type="float" office:value="0.646943765281173" calcext:value-type="float">
            <text:p>0.6469437653</text:p>
          </table:table-cell>
          <table:table-cell table:formula="of:=[.D19]*[.H19]/[.E19]/376900000" office:value-type="float" office:value="0.975923295230867" calcext:value-type="float">
            <text:p>0.975923295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5" calcext:value-type="float">
            <text:p>305</text:p>
          </table:table-cell>
          <table:table-cell table:formula="of:=([.A20]-258)/(1076-258)*3000" office:value-type="float" office:value="2189.48655256724" calcext:value-type="float">
            <text:p>2189.4865525672</text:p>
          </table:table-cell>
          <table:table-cell table:formula="of:=(938-[.B20])*[.C20]/(1433000)" office:value-type="float" office:value="0.967163285258242" calcext:value-type="float">
            <text:p>0.9671632853</text:p>
          </table:table-cell>
          <table:table-cell table:formula="of:=(0.000001)*(1.602E-019)*[.C20]" office:value-type="float" office:value="3.50755745721271E-022" calcext:value-type="float">
            <text:p>3.50755745721271E-22</text:p>
          </table:table-cell>
          <table:table-cell table:formula="of:=SQRT([.$B$40]*[.$B$40]+[.E20]*[.E20]*[.$B$39]*[.$B$39])-[.$B$40]" office:value-type="float" office:value="0.0000000000000514114576019336" calcext:value-type="float">
            <text:p>5.14114576019336E-14</text:p>
          </table:table-cell>
          <table:table-cell table:formula="of:=[.F20]/(1.602E-016)/1000" office:value-type="float" office:value="0.320920459437788" calcext:value-type="float">
            <text:p>0.3209204594</text:p>
          </table:table-cell>
          <table:table-cell table:formula="of:=SQRT([.$B$40]*[.$B$40]+[.E20]*[.E20]*[.$B$39]*[.$B$39])" office:value-type="float" office:value="0.000000000000133392457601934" calcext:value-type="float">
            <text:p>1.33392457601934E-13</text:p>
          </table:table-cell>
          <table:table-cell table:formula="of:=[.E20]*0.000001/(1.602E-019)*[.$B$39]" office:value-type="float" office:value="0.656845965770171" calcext:value-type="float">
            <text:p>0.6568459658</text:p>
          </table:table-cell>
          <table:table-cell table:formula="of:=[.D20]*[.H20]/[.E20]/376900000" office:value-type="float" office:value="0.975888374556042" calcext:value-type="float">
            <text:p>0.975888374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98" calcext:value-type="float">
            <text:p>298</text:p>
          </table:table-cell>
          <table:table-cell table:formula="of:=([.A21]-258)/(1076-258)*3000" office:value-type="float" office:value="2237.16381418093" calcext:value-type="float">
            <text:p>2237.1638141809</text:p>
          </table:table-cell>
          <table:table-cell table:formula="of:=(938-[.B21])*[.C21]/(1433000)" office:value-type="float" office:value="0.99915201749881" calcext:value-type="float">
            <text:p>0.9991520175</text:p>
          </table:table-cell>
          <table:table-cell table:formula="of:=(0.000001)*(1.602E-019)*[.C21]" office:value-type="float" office:value="3.58393643031785E-022" calcext:value-type="float">
            <text:p>3.58393643031785E-22</text:p>
          </table:table-cell>
          <table:table-cell table:formula="of:=SQRT([.$B$40]*[.$B$40]+[.E21]*[.E21]*[.$B$39]*[.$B$39])-[.$B$40]" office:value-type="float" office:value="0.0000000000000532263395341521" calcext:value-type="float">
            <text:p>5.32263395341521E-14</text:p>
          </table:table-cell>
          <table:table-cell table:formula="of:=[.F21]/(1.602E-016)/1000" office:value-type="float" office:value="0.332249310450388" calcext:value-type="float">
            <text:p>0.3322493105</text:p>
          </table:table-cell>
          <table:table-cell table:formula="of:=SQRT([.$B$40]*[.$B$40]+[.E21]*[.E21]*[.$B$39]*[.$B$39])" office:value-type="float" office:value="0.000000000000135207339534152" calcext:value-type="float">
            <text:p>1.35207339534152E-13</text:p>
          </table:table-cell>
          <table:table-cell table:formula="of:=[.E21]*0.000001/(1.602E-019)*[.$B$39]" office:value-type="float" office:value="0.671149144254279" calcext:value-type="float">
            <text:p>0.6711491443</text:p>
          </table:table-cell>
          <table:table-cell table:formula="of:=[.D21]*[.H21]/[.E21]/376900000" office:value-type="float" office:value="1.00010454669557" calcext:value-type="float">
            <text:p>1.000104546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14" calcext:value-type="float">
            <text:p>314</text:p>
          </table:table-cell>
          <table:table-cell table:formula="of:=([.A22]-258)/(1076-258)*3000" office:value-type="float" office:value="2295.8435207824" calcext:value-type="float">
            <text:p>2295.8435207824</text:p>
          </table:table-cell>
          <table:table-cell table:formula="of:=(938-[.B22])*[.C22]/(1433000)" office:value-type="float" office:value="0.999725301443277" calcext:value-type="float">
            <text:p>0.9997253014</text:p>
          </table:table-cell>
          <table:table-cell table:formula="of:=(0.000001)*(1.602E-019)*[.C22]" office:value-type="float" office:value="3.6779413202934E-022" calcext:value-type="float">
            <text:p>3.6779413202934E-22</text:p>
          </table:table-cell>
          <table:table-cell table:formula="of:=SQRT([.$B$40]*[.$B$40]+[.E22]*[.E22]*[.$B$39]*[.$B$39])-[.$B$40]" office:value-type="float" office:value="0.0000000000000554795815532925" calcext:value-type="float">
            <text:p>5.54795815532925E-14</text:p>
          </table:table-cell>
          <table:table-cell table:formula="of:=[.F22]/(1.602E-016)/1000" office:value-type="float" office:value="0.346314491593586" calcext:value-type="float">
            <text:p>0.3463144916</text:p>
          </table:table-cell>
          <table:table-cell table:formula="of:=SQRT([.$B$40]*[.$B$40]+[.E22]*[.E22]*[.$B$39]*[.$B$39])" office:value-type="float" office:value="0.000000000000137460581553293" calcext:value-type="float">
            <text:p>1.37460581553293E-13</text:p>
          </table:table-cell>
          <table:table-cell table:formula="of:=[.E22]*0.000001/(1.602E-019)*[.$B$39]" office:value-type="float" office:value="0.688753056234719" calcext:value-type="float">
            <text:p>0.6887530562</text:p>
          </table:table-cell>
          <table:table-cell table:formula="of:=[.D22]*[.H22]/[.E22]/376900000" office:value-type="float" office:value="0.991352091163195" calcext:value-type="float">
            <text:p>0.99135209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77" calcext:value-type="float">
            <text:p>377</text:p>
          </table:table-cell>
          <table:table-cell table:formula="of:=([.A23]-258)/(1076-258)*3000" office:value-type="float" office:value="2446.21026894866" calcext:value-type="float">
            <text:p>2446.2102689487</text:p>
          </table:table-cell>
          <table:table-cell table:formula="of:=(938-[.B23])*[.C23]/(1433000)" office:value-type="float" office:value="0.957658032714721" calcext:value-type="float">
            <text:p>0.9576580327</text:p>
          </table:table-cell>
          <table:table-cell table:formula="of:=(0.000001)*(1.602E-019)*[.C23]" office:value-type="float" office:value="3.91882885085574E-022" calcext:value-type="float">
            <text:p>3.91882885085574E-22</text:p>
          </table:table-cell>
          <table:table-cell table:formula="of:=SQRT([.$B$40]*[.$B$40]+[.E23]*[.E23]*[.$B$39]*[.$B$39])-[.$B$40]" office:value-type="float" office:value="0.0000000000000613451384642362" calcext:value-type="float">
            <text:p>6.13451384642362E-14</text:p>
          </table:table-cell>
          <table:table-cell table:formula="of:=[.F23]/(1.602E-016)/1000" office:value-type="float" office:value="0.382928454832935" calcext:value-type="float">
            <text:p>0.3829284548</text:p>
          </table:table-cell>
          <table:table-cell table:formula="of:=SQRT([.$B$40]*[.$B$40]+[.E23]*[.E23]*[.$B$39]*[.$B$39])" office:value-type="float" office:value="0.000000000000143326138464236" calcext:value-type="float">
            <text:p>1.43326138464236E-13</text:p>
          </table:table-cell>
          <table:table-cell table:formula="of:=[.E23]*0.000001/(1.602E-019)*[.$B$39]" office:value-type="float" office:value="0.733863080684596" calcext:value-type="float">
            <text:p>0.7338630807</text:p>
          </table:table-cell>
          <table:table-cell table:formula="of:=[.D23]*[.H23]/[.E23]/376900000" office:value-type="float" office:value="0.929294617683406" calcext:value-type="float">
            <text:p>0.929294617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41" calcext:value-type="float">
            <text:p>441</text:p>
          </table:table-cell>
          <table:table-cell table:formula="of:=([.A24]-258)/(1076-258)*3000" office:value-type="float" office:value="2556.23471882641" calcext:value-type="float">
            <text:p>2556.2347188264</text:p>
          </table:table-cell>
          <table:table-cell table:formula="of:=(938-[.B24])*[.C24]/(1433000)" office:value-type="float" office:value="0.886565704994224" calcext:value-type="float">
            <text:p>0.886565705</text:p>
          </table:table-cell>
          <table:table-cell table:formula="of:=(0.000001)*(1.602E-019)*[.C24]" office:value-type="float" office:value="4.0950880195599E-022" calcext:value-type="float">
            <text:p>4.0950880195599E-22</text:p>
          </table:table-cell>
          <table:table-cell table:formula="of:=SQRT([.$B$40]*[.$B$40]+[.E24]*[.E24]*[.$B$39]*[.$B$39])-[.$B$40]" office:value-type="float" office:value="0.0000000000000657134672631603" calcext:value-type="float">
            <text:p>6.57134672631603E-14</text:p>
          </table:table-cell>
          <table:table-cell table:formula="of:=[.F24]/(1.602E-016)/1000" office:value-type="float" office:value="0.410196424863672" calcext:value-type="float">
            <text:p>0.4101964249</text:p>
          </table:table-cell>
          <table:table-cell table:formula="of:=SQRT([.$B$40]*[.$B$40]+[.E24]*[.E24]*[.$B$39]*[.$B$39])" office:value-type="float" office:value="0.00000000000014769446726316" calcext:value-type="float">
            <text:p>1.4769446726316E-13</text:p>
          </table:table-cell>
          <table:table-cell table:formula="of:=[.E24]*0.000001/(1.602E-019)*[.$B$39]" office:value-type="float" office:value="0.766870415647922" calcext:value-type="float">
            <text:p>0.7668704156</text:p>
          </table:table-cell>
          <table:table-cell table:formula="of:=[.D24]*[.H24]/[.E24]/376900000" office:value-type="float" office:value="0.848370924288324" calcext:value-type="float">
            <text:p>0.848370924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25" calcext:value-type="float">
            <text:p>425</text:p>
          </table:table-cell>
          <table:table-cell table:formula="of:=([.A25]-258)/(1076-258)*3000" office:value-type="float" office:value="2585.57457212714" calcext:value-type="float">
            <text:p>2585.5745721271</text:p>
          </table:table-cell>
          <table:table-cell table:formula="of:=(938-[.B25])*[.C25]/(1433000)" office:value-type="float" office:value="0.925610436497713" calcext:value-type="float">
            <text:p>0.9256104365</text:p>
          </table:table-cell>
          <table:table-cell table:formula="of:=(0.000001)*(1.602E-019)*[.C25]" office:value-type="float" office:value="4.14209046454768E-022" calcext:value-type="float">
            <text:p>4.14209046454768E-22</text:p>
          </table:table-cell>
          <table:table-cell table:formula="of:=SQRT([.$B$40]*[.$B$40]+[.E25]*[.E25]*[.$B$39]*[.$B$39])-[.$B$40]" office:value-type="float" office:value="0.0000000000000668884274720203" calcext:value-type="float">
            <text:p>6.68884274720203E-14</text:p>
          </table:table-cell>
          <table:table-cell table:formula="of:=[.F25]/(1.602E-016)/1000" office:value-type="float" office:value="0.417530758252311" calcext:value-type="float">
            <text:p>0.4175307583</text:p>
          </table:table-cell>
          <table:table-cell table:formula="of:=SQRT([.$B$40]*[.$B$40]+[.E25]*[.E25]*[.$B$39]*[.$B$39])" office:value-type="float" office:value="0.00000000000014886942747202" calcext:value-type="float">
            <text:p>1.4886942747202E-13</text:p>
          </table:table-cell>
          <table:table-cell table:formula="of:=[.E25]*0.000001/(1.602E-019)*[.$B$39]" office:value-type="float" office:value="0.775672371638142" calcext:value-type="float">
            <text:p>0.7756723716</text:p>
          </table:table-cell>
          <table:table-cell table:formula="of:=[.D25]*[.H25]/[.E25]/376900000" office:value-type="float" office:value="0.882649020630393" calcext:value-type="float">
            <text:p>0.882649020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85" calcext:value-type="float">
            <text:p>485</text:p>
          </table:table-cell>
          <table:table-cell table:formula="of:=([.A26]-258)/(1076-258)*3000" office:value-type="float" office:value="2666.25916870416" calcext:value-type="float">
            <text:p>2666.2591687042</text:p>
          </table:table-cell>
          <table:table-cell table:formula="of:=(938-[.B26])*[.C26]/(1433000)" office:value-type="float" office:value="0.842857922835299" calcext:value-type="float">
            <text:p>0.8428579228</text:p>
          </table:table-cell>
          <table:table-cell table:formula="of:=(0.000001)*(1.602E-019)*[.C26]" office:value-type="float" office:value="4.27134718826406E-022" calcext:value-type="float">
            <text:p>4.27134718826406E-22</text:p>
          </table:table-cell>
          <table:table-cell table:formula="of:=SQRT([.$B$40]*[.$B$40]+[.E26]*[.E26]*[.$B$39]*[.$B$39])-[.$B$40]" office:value-type="float" office:value="0.0000000000000701401703985416" calcext:value-type="float">
            <text:p>7.01401703985416E-14</text:p>
          </table:table-cell>
          <table:table-cell table:formula="of:=[.F26]/(1.602E-016)/1000" office:value-type="float" office:value="0.437828779017114" calcext:value-type="float">
            <text:p>0.437828779</text:p>
          </table:table-cell>
          <table:table-cell table:formula="of:=SQRT([.$B$40]*[.$B$40]+[.E26]*[.E26]*[.$B$39]*[.$B$39])" office:value-type="float" office:value="0.000000000000152121170398542" calcext:value-type="float">
            <text:p>1.52121170398542E-13</text:p>
          </table:table-cell>
          <table:table-cell table:formula="of:=[.E26]*0.000001/(1.602E-019)*[.$B$39]" office:value-type="float" office:value="0.799877750611247" calcext:value-type="float">
            <text:p>0.7998777506</text:p>
          </table:table-cell>
          <table:table-cell table:formula="of:=[.D26]*[.H26]/[.E26]/376900000" office:value-type="float" office:value="0.796439920923608" calcext:value-type="float">
            <text:p>0.796439920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12" calcext:value-type="float">
            <text:p>512</text:p>
          </table:table-cell>
          <table:table-cell table:formula="of:=([.A27]-258)/(1076-258)*3000" office:value-type="float" office:value="2743.27628361858" calcext:value-type="float">
            <text:p>2743.2762836186</text:p>
          </table:table-cell>
          <table:table-cell table:formula="of:=(938-[.B27])*[.C27]/(1433000)" office:value-type="float" office:value="0.815516885430228" calcext:value-type="float">
            <text:p>0.8155168854</text:p>
          </table:table-cell>
          <table:table-cell table:formula="of:=(0.000001)*(1.602E-019)*[.C27]" office:value-type="float" office:value="4.39472860635697E-022" calcext:value-type="float">
            <text:p>4.39472860635697E-22</text:p>
          </table:table-cell>
          <table:table-cell table:formula="of:=SQRT([.$B$40]*[.$B$40]+[.E27]*[.E27]*[.$B$39]*[.$B$39])-[.$B$40]" office:value-type="float" office:value="0.0000000000000732709240852719" calcext:value-type="float">
            <text:p>7.32709240852719E-14</text:p>
          </table:table-cell>
          <table:table-cell table:formula="of:=[.F27]/(1.602E-016)/1000" office:value-type="float" office:value="0.457371561081597" calcext:value-type="float">
            <text:p>0.4573715611</text:p>
          </table:table-cell>
          <table:table-cell table:formula="of:=SQRT([.$B$40]*[.$B$40]+[.E27]*[.E27]*[.$B$39]*[.$B$39])" office:value-type="float" office:value="0.000000000000155251924085272" calcext:value-type="float">
            <text:p>1.55251924085272E-13</text:p>
          </table:table-cell>
          <table:table-cell table:formula="of:=[.E27]*0.000001/(1.602E-019)*[.$B$39]" office:value-type="float" office:value="0.822982885085575" calcext:value-type="float">
            <text:p>0.8229828851</text:p>
          </table:table-cell>
          <table:table-cell table:formula="of:=[.D27]*[.H27]/[.E27]/376900000" office:value-type="float" office:value="0.764384286645028" calcext:value-type="float">
            <text:p>0.764384286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65" calcext:value-type="float">
            <text:p>565</text:p>
          </table:table-cell>
          <table:table-cell table:formula="of:=([.A28]-258)/(1076-258)*3000" office:value-type="float" office:value="2801.95599022005" calcext:value-type="float">
            <text:p>2801.9559902201</text:p>
          </table:table-cell>
          <table:table-cell table:formula="of:=(938-[.B28])*[.C28]/(1433000)" office:value-type="float" office:value="0.729329786707661" calcext:value-type="float">
            <text:p>0.7293297867</text:p>
          </table:table-cell>
          <table:table-cell table:formula="of:=(0.000001)*(1.602E-019)*[.C28]" office:value-type="float" office:value="4.48873349633252E-022" calcext:value-type="float">
            <text:p>4.48873349633252E-22</text:p>
          </table:table-cell>
          <table:table-cell table:formula="of:=SQRT([.$B$40]*[.$B$40]+[.E28]*[.E28]*[.$B$39]*[.$B$39])-[.$B$40]" office:value-type="float" office:value="0.0000000000000756728611071349" calcext:value-type="float">
            <text:p>7.56728611071349E-14</text:p>
          </table:table-cell>
          <table:table-cell table:formula="of:=[.F28]/(1.602E-016)/1000" office:value-type="float" office:value="0.47236492576239" calcext:value-type="float">
            <text:p>0.4723649258</text:p>
          </table:table-cell>
          <table:table-cell table:formula="of:=SQRT([.$B$40]*[.$B$40]+[.E28]*[.E28]*[.$B$39]*[.$B$39])" office:value-type="float" office:value="0.000000000000157653861107135" calcext:value-type="float">
            <text:p>1.57653861107135E-13</text:p>
          </table:table-cell>
          <table:table-cell table:formula="of:=[.E28]*0.000001/(1.602E-019)*[.$B$39]" office:value-type="float" office:value="0.840586797066015" calcext:value-type="float">
            <text:p>0.8405867971</text:p>
          </table:table-cell>
          <table:table-cell table:formula="of:=[.D28]*[.H28]/[.E28]/376900000" office:value-type="float" office:value="0.679639487542614" calcext:value-type="float">
            <text:p>0.679639487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32" calcext:value-type="float">
            <text:p>632</text:p>
          </table:table-cell>
          <table:table-cell table:formula="of:=([.A29]-258)/(1076-258)*3000" office:value-type="float" office:value="2875.30562347188" calcext:value-type="float">
            <text:p>2875.3056234719</text:p>
          </table:table-cell>
          <table:table-cell table:formula="of:=(938-[.B29])*[.C29]/(1433000)" office:value-type="float" office:value="0.613987104523654" calcext:value-type="float">
            <text:p>0.6139871045</text:p>
          </table:table-cell>
          <table:table-cell table:formula="of:=(0.000001)*(1.602E-019)*[.C29]" office:value-type="float" office:value="4.60623960880196E-022" calcext:value-type="float">
            <text:p>4.60623960880196E-22</text:p>
          </table:table-cell>
          <table:table-cell table:formula="of:=SQRT([.$B$40]*[.$B$40]+[.E29]*[.E29]*[.$B$39]*[.$B$39])-[.$B$40]" office:value-type="float" office:value="0.0000000000000786943974985791" calcext:value-type="float">
            <text:p>7.86943974985791E-14</text:p>
          </table:table-cell>
          <table:table-cell table:formula="of:=[.F29]/(1.602E-016)/1000" office:value-type="float" office:value="0.491225951926211" calcext:value-type="float">
            <text:p>0.4912259519</text:p>
          </table:table-cell>
          <table:table-cell table:formula="of:=SQRT([.$B$40]*[.$B$40]+[.E29]*[.E29]*[.$B$39]*[.$B$39])" office:value-type="float" office:value="0.000000000000160675397498579" calcext:value-type="float">
            <text:p>1.60675397498579E-13</text:p>
          </table:table-cell>
          <table:table-cell table:formula="of:=[.E29]*0.000001/(1.602E-019)*[.$B$39]" office:value-type="float" office:value="0.862591687041565" calcext:value-type="float">
            <text:p>0.862591687</text:p>
          </table:table-cell>
          <table:table-cell table:formula="of:=[.D29]*[.H29]/[.E29]/376900000" office:value-type="float" office:value="0.568245453809071" calcext:value-type="float">
            <text:p>0.568245453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10" calcext:value-type="float">
            <text:p>710</text:p>
          </table:table-cell>
          <table:table-cell table:formula="of:=([.A30]-258)/(1076-258)*3000" office:value-type="float" office:value="3003.66748166259" calcext:value-type="float">
            <text:p>3003.6674816626</text:p>
          </table:table-cell>
          <table:table-cell table:formula="of:=(938-[.B30])*[.C30]/(1433000)" office:value-type="float" office:value="0.477903828205911" calcext:value-type="float">
            <text:p>0.4779038282</text:p>
          </table:table-cell>
          <table:table-cell table:formula="of:=(0.000001)*(1.602E-019)*[.C30]" office:value-type="float" office:value="4.81187530562347E-022" calcext:value-type="float">
            <text:p>4.81187530562347E-22</text:p>
          </table:table-cell>
          <table:table-cell table:formula="of:=SQRT([.$B$40]*[.$B$40]+[.E30]*[.E30]*[.$B$39]*[.$B$39])-[.$B$40]" office:value-type="float" office:value="0.0000000000000840298849509033" calcext:value-type="float">
            <text:p>8.40298849509033E-14</text:p>
          </table:table-cell>
          <table:table-cell table:formula="of:=[.F30]/(1.602E-016)/1000" office:value-type="float" office:value="0.524531117046837" calcext:value-type="float">
            <text:p>0.524531117</text:p>
          </table:table-cell>
          <table:table-cell table:formula="of:=SQRT([.$B$40]*[.$B$40]+[.E30]*[.E30]*[.$B$39]*[.$B$39])" office:value-type="float" office:value="0.000000000000166010884950903" calcext:value-type="float">
            <text:p>1.66010884950903E-13</text:p>
          </table:table-cell>
          <table:table-cell table:formula="of:=[.E30]*0.000001/(1.602E-019)*[.$B$39]" office:value-type="float" office:value="0.901100244498777" calcext:value-type="float">
            <text:p>0.9011002445</text:p>
          </table:table-cell>
          <table:table-cell table:formula="of:=[.D30]*[.H30]/[.E30]/376900000" office:value-type="float" office:value="0.437458210502219" calcext:value-type="float">
            <text:p>0.437458210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88" calcext:value-type="float">
            <text:p>788</text:p>
          </table:table-cell>
          <table:table-cell table:formula="of:=([.A31]-258)/(1076-258)*3000" office:value-type="float" office:value="3113.69193154034" calcext:value-type="float">
            <text:p>3113.6919315404</text:p>
          </table:table-cell>
          <table:table-cell table:formula="of:=(938-[.B31])*[.C31]/(1433000)" office:value-type="float" office:value="0.325927278249164" calcext:value-type="float">
            <text:p>0.3259272782</text:p>
          </table:table-cell>
          <table:table-cell table:formula="of:=(0.000001)*(1.602E-019)*[.C31]" office:value-type="float" office:value="4.98813447432763E-022" calcext:value-type="float">
            <text:p>4.98813447432763E-22</text:p>
          </table:table-cell>
          <table:table-cell table:formula="of:=SQRT([.$B$40]*[.$B$40]+[.E31]*[.E31]*[.$B$39]*[.$B$39])-[.$B$40]" office:value-type="float" office:value="0.0000000000000886478994912004" calcext:value-type="float">
            <text:p>8.86478994912004E-14</text:p>
          </table:table-cell>
          <table:table-cell table:formula="of:=[.F31]/(1.602E-016)/1000" office:value-type="float" office:value="0.553357674726594" calcext:value-type="float">
            <text:p>0.5533576747</text:p>
          </table:table-cell>
          <table:table-cell table:formula="of:=SQRT([.$B$40]*[.$B$40]+[.E31]*[.E31]*[.$B$39]*[.$B$39])" office:value-type="float" office:value="0.0000000000001706288994912" calcext:value-type="float">
            <text:p>1.706288994912E-13</text:p>
          </table:table-cell>
          <table:table-cell table:formula="of:=[.E31]*0.000001/(1.602E-019)*[.$B$39]" office:value-type="float" office:value="0.934107579462103" calcext:value-type="float">
            <text:p>0.9341075795</text:p>
          </table:table-cell>
          <table:table-cell table:formula="of:=[.D31]*[.H31]/[.E31]/376900000" office:value-type="float" office:value="0.295807382930987" calcext:value-type="float">
            <text:p>0.295807382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815" calcext:value-type="float">
            <text:p>815</text:p>
          </table:table-cell>
          <table:table-cell table:formula="of:=([.A32]-258)/(1076-258)*3000" office:value-type="float" office:value="3165.03667481663" calcext:value-type="float">
            <text:p>3165.0366748166</text:p>
          </table:table-cell>
          <table:table-cell table:formula="of:=(938-[.B32])*[.C32]/(1433000)" office:value-type="float" office:value="0.271667488487401" calcext:value-type="float">
            <text:p>0.2716674885</text:p>
          </table:table-cell>
          <table:table-cell table:formula="of:=(0.000001)*(1.602E-019)*[.C32]" office:value-type="float" office:value="5.07038875305623E-022" calcext:value-type="float">
            <text:p>5.07038875305623E-22</text:p>
          </table:table-cell>
          <table:table-cell table:formula="of:=SQRT([.$B$40]*[.$B$40]+[.E32]*[.E32]*[.$B$39]*[.$B$39])-[.$B$40]" office:value-type="float" office:value="0.0000000000000908161129892141" calcext:value-type="float">
            <text:p>9.08161129892141E-14</text:p>
          </table:table-cell>
          <table:table-cell table:formula="of:=[.F32]/(1.602E-016)/1000" office:value-type="float" office:value="0.566892091068752" calcext:value-type="float">
            <text:p>0.5668920911</text:p>
          </table:table-cell>
          <table:table-cell table:formula="of:=SQRT([.$B$40]*[.$B$40]+[.E32]*[.E32]*[.$B$39]*[.$B$39])" office:value-type="float" office:value="0.000000000000172797112989214" calcext:value-type="float">
            <text:p>1.72797112989214E-13</text:p>
          </table:table-cell>
          <table:table-cell table:formula="of:=[.E32]*0.000001/(1.602E-019)*[.$B$39]" office:value-type="float" office:value="0.949511002444988" calcext:value-type="float">
            <text:p>0.9495110024</text:p>
          </table:table-cell>
          <table:table-cell table:formula="of:=[.D32]*[.H32]/[.E32]/376900000" office:value-type="float" office:value="0.24564433561669" calcext:value-type="float">
            <text:p>0.245644335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855" calcext:value-type="float">
            <text:p>855</text:p>
          </table:table-cell>
          <table:table-cell table:formula="of:=([.A33]-258)/(1076-258)*3000" office:value-type="float" office:value="3220.0488997555" calcext:value-type="float">
            <text:p>3220.0488997555</text:p>
          </table:table-cell>
          <table:table-cell table:formula="of:=(938-[.B33])*[.C33]/(1433000)" office:value-type="float" office:value="0.186506670397562" calcext:value-type="float">
            <text:p>0.1865066704</text:p>
          </table:table-cell>
          <table:table-cell table:formula="of:=(0.000001)*(1.602E-019)*[.C33]" office:value-type="float" office:value="5.15851833740831E-022" calcext:value-type="float">
            <text:p>5.15851833740831E-22</text:p>
          </table:table-cell>
          <table:table-cell table:formula="of:=SQRT([.$B$40]*[.$B$40]+[.E33]*[.E33]*[.$B$39]*[.$B$39])-[.$B$40]" office:value-type="float" office:value="0.0000000000000931479943288661" calcext:value-type="float">
            <text:p>9.31479943288661E-14</text:p>
          </table:table-cell>
          <table:table-cell table:formula="of:=[.F33]/(1.602E-016)/1000" office:value-type="float" office:value="0.58144815436246" calcext:value-type="float">
            <text:p>0.5814481544</text:p>
          </table:table-cell>
          <table:table-cell table:formula="of:=SQRT([.$B$40]*[.$B$40]+[.E33]*[.E33]*[.$B$39]*[.$B$39])" office:value-type="float" office:value="0.000000000000175128994328866" calcext:value-type="float">
            <text:p>1.75128994328866E-13</text:p>
          </table:table-cell>
          <table:table-cell table:formula="of:=[.E33]*0.000001/(1.602E-019)*[.$B$39]" office:value-type="float" office:value="0.96601466992665" calcext:value-type="float">
            <text:p>0.9660146699</text:p>
          </table:table-cell>
          <table:table-cell table:formula="of:=[.D33]*[.H33]/[.E33]/376900000" office:value-type="float" office:value="0.167996914954242" calcext:value-type="float">
            <text:p>0.16799691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856" calcext:value-type="float">
            <text:p>856</text:p>
          </table:table-cell>
          <table:table-cell table:formula="of:=([.A34]-258)/(1076-258)*3000" office:value-type="float" office:value="3245.72127139364" calcext:value-type="float">
            <text:p>3245.7212713937</text:p>
          </table:table-cell>
          <table:table-cell table:formula="of:=(938-[.B34])*[.C34]/(1433000)" office:value-type="float" office:value="0.185728642187215" calcext:value-type="float">
            <text:p>0.1857286422</text:p>
          </table:table-cell>
          <table:table-cell table:formula="of:=(0.000001)*(1.602E-019)*[.C34]" office:value-type="float" office:value="5.19964547677261E-022" calcext:value-type="float">
            <text:p>5.19964547677261E-22</text:p>
          </table:table-cell>
          <table:table-cell table:formula="of:=SQRT([.$B$40]*[.$B$40]+[.E34]*[.E34]*[.$B$39]*[.$B$39])-[.$B$40]" office:value-type="float" office:value="0.0000000000000942392205670783" calcext:value-type="float">
            <text:p>9.42392205670783E-14</text:p>
          </table:table-cell>
          <table:table-cell table:formula="of:=[.F34]/(1.602E-016)/1000" office:value-type="float" office:value="0.588259803789502" calcext:value-type="float">
            <text:p>0.5882598038</text:p>
          </table:table-cell>
          <table:table-cell table:formula="of:=SQRT([.$B$40]*[.$B$40]+[.E34]*[.E34]*[.$B$39]*[.$B$39])" office:value-type="float" office:value="0.000000000000176220220567078" calcext:value-type="float">
            <text:p>1.76220220567078E-13</text:p>
          </table:table-cell>
          <table:table-cell table:formula="of:=[.E34]*0.000001/(1.602E-019)*[.$B$39]" office:value-type="float" office:value="0.973716381418093" calcext:value-type="float">
            <text:p>0.9737163814</text:p>
          </table:table-cell>
          <table:table-cell table:formula="of:=[.D34]*[.H34]/[.E34]/376900000" office:value-type="float" office:value="0.167007030208615" calcext:value-type="float">
            <text:p>0.167007030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05" calcext:value-type="float">
            <text:p>905</text:p>
          </table:table-cell>
          <table:table-cell table:formula="of:=([.A35]-258)/(1076-258)*3000" office:value-type="float" office:value="3352.0782396088" calcext:value-type="float">
            <text:p>3352.0782396088</text:p>
          </table:table-cell>
          <table:table-cell table:formula="of:=(938-[.B35])*[.C35]/(1433000)" office:value-type="float" office:value="0.0771937068437477" calcext:value-type="float">
            <text:p>0.0771937068</text:p>
          </table:table-cell>
          <table:table-cell table:formula="of:=(0.000001)*(1.602E-019)*[.C35]" office:value-type="float" office:value="5.3700293398533E-022" calcext:value-type="float">
            <text:p>5.3700293398533E-22</text:p>
          </table:table-cell>
          <table:table-cell table:formula="of:=SQRT([.$B$40]*[.$B$40]+[.E35]*[.E35]*[.$B$39]*[.$B$39])-[.$B$40]" office:value-type="float" office:value="0.0000000000000987795542168887" calcext:value-type="float">
            <text:p>9.87795542168887E-14</text:p>
          </table:table-cell>
          <table:table-cell table:formula="of:=[.F35]/(1.602E-016)/1000" office:value-type="float" office:value="0.616601462028019" calcext:value-type="float">
            <text:p>0.616601462</text:p>
          </table:table-cell>
          <table:table-cell table:formula="of:=SQRT([.$B$40]*[.$B$40]+[.E35]*[.E35]*[.$B$39]*[.$B$39])" office:value-type="float" office:value="0.000000000000180760554216889" calcext:value-type="float">
            <text:p>1.80760554216889E-13</text:p>
          </table:table-cell>
          <table:table-cell table:formula="of:=[.E35]*0.000001/(1.602E-019)*[.$B$39]" office:value-type="float" office:value="1.00562347188264" calcext:value-type="float">
            <text:p>1.0056234719</text:p>
          </table:table-cell>
          <table:table-cell table:formula="of:=[.D35]*[.H35]/[.E35]/376900000" office:value-type="float" office:value="0.0689418232239037" calcext:value-type="float">
            <text:p>0.068941823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934" calcext:value-type="float">
            <text:p>934</text:p>
          </table:table-cell>
          <table:table-cell table:formula="of:=([.A36]-258)/(1076-258)*3000" office:value-type="float" office:value="3443.76528117359" calcext:value-type="float">
            <text:p>3443.7652811736</text:p>
          </table:table-cell>
          <table:table-cell table:formula="of:=(938-[.B36])*[.C36]/(1433000)" office:value-type="float" office:value="0.00961274328310843" calcext:value-type="float">
            <text:p>0.0096127433</text:p>
          </table:table-cell>
          <table:table-cell table:formula="of:=(0.000001)*(1.602E-019)*[.C36]" office:value-type="float" office:value="5.5169119804401E-022" calcext:value-type="float">
            <text:p>5.5169119804401E-22</text:p>
          </table:table-cell>
          <table:table-cell table:formula="of:=SQRT([.$B$40]*[.$B$40]+[.E36]*[.E36]*[.$B$39]*[.$B$39])-[.$B$40]" office:value-type="float" office:value="0.000000000000102717593337716" calcext:value-type="float">
            <text:p>1.02717593337716E-13</text:p>
          </table:table-cell>
          <table:table-cell table:formula="of:=[.F36]/(1.602E-016)/1000" office:value-type="float" office:value="0.641183479011962" calcext:value-type="float">
            <text:p>0.641183479</text:p>
          </table:table-cell>
          <table:table-cell table:formula="of:=SQRT([.$B$40]*[.$B$40]+[.E36]*[.E36]*[.$B$39]*[.$B$39])" office:value-type="float" office:value="0.000000000000184698593337716" calcext:value-type="float">
            <text:p>1.84698593337716E-13</text:p>
          </table:table-cell>
          <table:table-cell table:formula="of:=[.E36]*0.000001/(1.602E-019)*[.$B$39]" office:value-type="float" office:value="1.03312958435208" calcext:value-type="float">
            <text:p>1.0331295844</text:p>
          </table:table-cell>
          <table:table-cell table:formula="of:=[.D36]*[.H36]/[.E36]/376900000" office:value-type="float" office:value="0.0085386407092322" calcext:value-type="float">
            <text:p>0.00853864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 (kg)</text:p>
          </table:table-cell>
          <table:table-cell table:style-name="ce1" office:value-type="float" office:value="9.109E-031" calcext:value-type="float">
            <text:p>9.11E-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300000000" calcext:value-type="float">
            <text:p>3.00E+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^2</text:p>
          </table:table-cell>
          <table:table-cell table:formula="of:=[.B38]*[.B39]*[.B39]" office:value-type="float" office:value="0.000000000000081981" calcext:value-type="float">
            <text:p>8.1981E-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/00/0000</text:date>, <text:time style:data-style-name="N2" text:time-value="19:21:26.59821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00:40.082436741</meta:creation-date>
    <dc:date>2019-02-24T19:22:57.898703621</dc:date>
    <meta:editing-duration>PT59M29S</meta:editing-duration>
    <meta:editing-cycles>22</meta:editing-cycles>
    <meta:generator>LibreOffice/5.1.6.2$Linux_X86_64 LibreOffice_project/10m0$Build-2</meta:generator>
    <meta:document-statistic meta:table-count="1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Sheet1.G2:Sheet1.G36 Sheet1.J2:Sheet1.J36" svg:x="0.32cm" svg:y="0.18cm" svg:width="13.15cm" svg:height="8.64cm">
          <chartooo:coordinate-region svg:x="1.047cm" svg:y="0.379cm" svg:width="12.1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36" chart:class="chart:scatter">
            <chart:domain table:cell-range-address="Sheet1.G2:Sheet1.G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864590399715">
                <text:p>0.013864590399715</text:p>
                <draw:g>
                  <svg:desc>Sheet1.G2:Sheet1.G36</svg:desc>
                </draw:g>
              </table:table-cell>
              <table:table-cell office:value-type="float" office:value="0.0204365421887593">
                <text:p>0.0204365421887593</text:p>
                <draw:g>
                  <svg:desc>Sheet1.J2:Sheet1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679591900823">
                <text:p>0.022679591900823</text:p>
              </table:table-cell>
              <table:table-cell office:value-type="float" office:value="0.0573904083764897">
                <text:p>0.0573904083764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3676637650432">
                <text:p>0.0283676637650432</text:p>
              </table:table-cell>
              <table:table-cell office:value-type="float" office:value="0.0810017302067734">
                <text:p>0.0810017302067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2525918515639">
                <text:p>0.0342525918515639</text:p>
              </table:table-cell>
              <table:table-cell office:value-type="float" office:value="0.103113575225923">
                <text:p>0.10311357522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0094549884866">
                <text:p>0.0440094549884866</text:p>
              </table:table-cell>
              <table:table-cell office:value-type="float" office:value="0.158463289725948">
                <text:p>0.158463289725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8299775521423">
                <text:p>0.0548299775521423</text:p>
              </table:table-cell>
              <table:table-cell office:value-type="float" office:value="0.210852372946146">
                <text:p>0.210852372946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6832691979035">
                <text:p>0.0676832691979035</text:p>
              </table:table-cell>
              <table:table-cell office:value-type="float" office:value="0.268203716768101">
                <text:p>0.26820371676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16382555541762">
                <text:p>0.0816382555541762</text:p>
              </table:table-cell>
              <table:table-cell office:value-type="float" office:value="0.325201216857642">
                <text:p>0.325201216857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4103272415148">
                <text:p>0.0984103272415148</text:p>
              </table:table-cell>
              <table:table-cell office:value-type="float" office:value="0.416861710763733">
                <text:p>0.416861710763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35649788179">
                <text:p>0.11635649788179</text:p>
              </table:table-cell>
              <table:table-cell office:value-type="float" office:value="0.467499536672773">
                <text:p>0.467499536672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2026617865238">
                <text:p>0.132026617865238</text:p>
              </table:table-cell>
              <table:table-cell office:value-type="float" office:value="0.564983191904169">
                <text:p>0.564983191904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3273277195684">
                <text:p>0.153273277195684</text:p>
              </table:table-cell>
              <table:table-cell office:value-type="float" office:value="0.648887832832633">
                <text:p>0.648887832832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240973143443">
                <text:p>0.179240973143443</text:p>
              </table:table-cell>
              <table:table-cell office:value-type="float" office:value="0.745870283138179">
                <text:p>0.745870283138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732842249234">
                <text:p>0.195732842249234</text:p>
              </table:table-cell>
              <table:table-cell office:value-type="float" office:value="0.806898899614444">
                <text:p>0.80689889961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3640900842701">
                <text:p>0.223640900842701</text:p>
              </table:table-cell>
              <table:table-cell office:value-type="float" office:value="0.886384056983658">
                <text:p>0.886384056983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9143702268008">
                <text:p>0.259143702268008</text:p>
              </table:table-cell>
              <table:table-cell office:value-type="float" office:value="0.937740756669076">
                <text:p>0.937740756669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6840158825529">
                <text:p>0.296840158825529</text:p>
              </table:table-cell>
              <table:table-cell office:value-type="float" office:value="0.995573304027017">
                <text:p>0.995573304027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3131552366311">
                <text:p>0.313131552366311</text:p>
              </table:table-cell>
              <table:table-cell office:value-type="float" office:value="0.975923295230867">
                <text:p>0.975923295230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0920459437788">
                <text:p>0.320920459437788</text:p>
              </table:table-cell>
              <table:table-cell office:value-type="float" office:value="0.975888374556042">
                <text:p>0.975888374556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2249310450388">
                <text:p>0.332249310450388</text:p>
              </table:table-cell>
              <table:table-cell office:value-type="float" office:value="1.00010454669557">
                <text:p>1.00010454669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6314491593586">
                <text:p>0.346314491593586</text:p>
              </table:table-cell>
              <table:table-cell office:value-type="float" office:value="0.991352091163195">
                <text:p>0.991352091163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928454832935">
                <text:p>0.382928454832935</text:p>
              </table:table-cell>
              <table:table-cell office:value-type="float" office:value="0.929294617683406">
                <text:p>0.929294617683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0196424863672">
                <text:p>0.410196424863672</text:p>
              </table:table-cell>
              <table:table-cell office:value-type="float" office:value="0.848370924288324">
                <text:p>0.848370924288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7530758252311">
                <text:p>0.417530758252311</text:p>
              </table:table-cell>
              <table:table-cell office:value-type="float" office:value="0.882649020630393">
                <text:p>0.882649020630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7828779017114">
                <text:p>0.437828779017114</text:p>
              </table:table-cell>
              <table:table-cell office:value-type="float" office:value="0.796439920923608">
                <text:p>0.796439920923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7371561081597">
                <text:p>0.457371561081597</text:p>
              </table:table-cell>
              <table:table-cell office:value-type="float" office:value="0.764384286645028">
                <text:p>0.764384286645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236492576239">
                <text:p>0.47236492576239</text:p>
              </table:table-cell>
              <table:table-cell office:value-type="float" office:value="0.679639487542614">
                <text:p>0.679639487542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1225951926211">
                <text:p>0.491225951926211</text:p>
              </table:table-cell>
              <table:table-cell office:value-type="float" office:value="0.568245453809071">
                <text:p>0.568245453809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4531117046837">
                <text:p>0.524531117046837</text:p>
              </table:table-cell>
              <table:table-cell office:value-type="float" office:value="0.437458210502219">
                <text:p>0.437458210502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3357674726594">
                <text:p>0.553357674726594</text:p>
              </table:table-cell>
              <table:table-cell office:value-type="float" office:value="0.295807382930987">
                <text:p>0.295807382930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6892091068752">
                <text:p>0.566892091068752</text:p>
              </table:table-cell>
              <table:table-cell office:value-type="float" office:value="0.24564433561669">
                <text:p>0.24564433561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44815436246">
                <text:p>0.58144815436246</text:p>
              </table:table-cell>
              <table:table-cell office:value-type="float" office:value="0.167996914954242">
                <text:p>0.167996914954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8259803789502">
                <text:p>0.588259803789502</text:p>
              </table:table-cell>
              <table:table-cell office:value-type="float" office:value="0.167007030208615">
                <text:p>0.167007030208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6601462028019">
                <text:p>0.616601462028019</text:p>
              </table:table-cell>
              <table:table-cell office:value-type="float" office:value="0.0689418232239037">
                <text:p>0.0689418232239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1183479011962">
                <text:p>0.641183479011962</text:p>
              </table:table-cell>
              <table:table-cell office:value-type="float" office:value="0.0085386407092322">
                <text:p>0.0085386407092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